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brili</text:p>
          </table:table-cell>
          <table:table-cell office:value-type="string" calcext:value-type="string">
            <text:p>brilirs</text:p>
          </table:table-cell>
          <table:table-cell office:value-type="string" calcext:value-type="string">
            <text:p>fastbril</text:p>
          </table:table-cell>
          <table:table-cell office:value-type="string" calcext:value-type="string">
            <text:p>brilirs over brili</text:p>
          </table:table-cell>
          <table:table-cell office:value-type="string" calcext:value-type="string">
            <text:p>fastbril over brili</text:p>
          </table:table-cell>
          <table:table-cell office:value-type="string" calcext:value-type="string">
            <text:p>fastbril over brilir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verages:</text:p>
          </table:table-cell>
          <table:table-cell table:style-name="ce1" table:formula="of:=AVERAGE([.H3:.H47])" office:value-type="percentage" office:value="0.841768800080004" calcext:value-type="percentage">
            <text:p>84.18%</text:p>
          </table:table-cell>
          <table:table-cell table:style-name="ce1" table:formula="of:=AVERAGE([.I3:.I47])" office:value-type="percentage" office:value="0.964348342096886" calcext:value-type="percentage">
            <text:p>96.43%</text:p>
          </table:table-cell>
          <table:table-cell table:style-name="ce1" table:formula="of:=AVERAGE([.J3:.J47])" office:value-type="percentage" office:value="0.774038678100835" calcext:value-type="percentage">
            <text:p>77.40%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baseline</text:p>
          </table:table-cell>
          <table:table-cell office:value-type="float" office:value="3295" calcext:value-type="float">
            <text:p>3295</text:p>
          </table:table-cell>
          <table:table-cell/>
          <table:table-cell table:formula="of:=OFFSET([.$C$3]; (ROW()-2)*3;0)" office:value-type="float" office:value="2146" calcext:value-type="float">
            <text:p>2146</text:p>
          </table:table-cell>
          <table:table-cell table:formula="of:=OFFSET([.$C$4]; (ROW() - 2)*3;0)" office:value-type="float" office:value="362" calcext:value-type="float">
            <text:p>362</text:p>
          </table:table-cell>
          <table:table-cell table:formula="of:=OFFSET([.$C$5]; (ROW()-2)*3;0)" office:value-type="float" office:value="83" calcext:value-type="float">
            <text:p>83</text:p>
          </table:table-cell>
          <table:table-cell table:style-name="ce1" table:formula="of:=([.E3]-[.F3])/[.E3]" office:value-type="percentage" office:value="0.831314072693383" calcext:value-type="percentage">
            <text:p>83.13%</text:p>
          </table:table-cell>
          <table:table-cell table:style-name="ce1" table:formula="of:=([.E3]-[.G3])/[.E3]" office:value-type="percentage" office:value="0.961323392357875" calcext:value-type="percentage">
            <text:p>96.13%</text:p>
          </table:table-cell>
          <table:table-cell table:style-name="ce1" table:formula="of:=([.F3]-[.G3])/[.F3]" office:value-type="percentage" office:value="0.770718232044199" calcext:value-type="percentage">
            <text:p>77.07%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brilirs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OFFSET([.$C$3]; (ROW()-2)*3;0)" office:value-type="float" office:value="2331" calcext:value-type="float">
            <text:p>2331</text:p>
          </table:table-cell>
          <table:table-cell table:formula="of:=OFFSET([.$C$4]; (ROW() - 2)*3;0)" office:value-type="float" office:value="429" calcext:value-type="float">
            <text:p>429</text:p>
          </table:table-cell>
          <table:table-cell table:formula="of:=OFFSET([.$C$5]; (ROW()-2)*3;0)" office:value-type="float" office:value="87" calcext:value-type="float">
            <text:p>87</text:p>
          </table:table-cell>
          <table:table-cell table:style-name="ce1" table:formula="of:=([.E4]-[.F4])/[.E4]" office:value-type="percentage" office:value="0.815958815958816" calcext:value-type="percentage">
            <text:p>81.60%</text:p>
          </table:table-cell>
          <table:table-cell table:style-name="ce1" table:formula="of:=([.E4]-[.G4])/[.E4]" office:value-type="percentage" office:value="0.962676962676963" calcext:value-type="percentage">
            <text:p>96.27%</text:p>
          </table:table-cell>
          <table:table-cell table:style-name="ce1" table:formula="of:=([.F4]-[.G4])/[.F4]" office:value-type="percentage" office:value="0.797202797202797" calcext:value-type="percentage">
            <text:p>79.72%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fastbril</text:p>
          </table:table-cell>
          <table:table-cell office:value-type="float" office:value="90" calcext:value-type="float">
            <text:p>90</text:p>
          </table:table-cell>
          <table:table-cell/>
          <table:table-cell table:formula="of:=OFFSET([.$C$3]; (ROW()-2)*3;0)" office:value-type="float" office:value="2144" calcext:value-type="float">
            <text:p>2144</text:p>
          </table:table-cell>
          <table:table-cell table:formula="of:=OFFSET([.$C$4]; (ROW() - 2)*3;0)" office:value-type="float" office:value="359" calcext:value-type="float">
            <text:p>359</text:p>
          </table:table-cell>
          <table:table-cell table:formula="of:=OFFSET([.$C$5]; (ROW()-2)*3;0)" office:value-type="float" office:value="78" calcext:value-type="float">
            <text:p>78</text:p>
          </table:table-cell>
          <table:table-cell table:style-name="ce1" table:formula="of:=([.E5]-[.F5])/[.E5]" office:value-type="percentage" office:value="0.832555970149254" calcext:value-type="percentage">
            <text:p>83.26%</text:p>
          </table:table-cell>
          <table:table-cell table:style-name="ce1" table:formula="of:=([.E5]-[.G5])/[.E5]" office:value-type="percentage" office:value="0.963619402985075" calcext:value-type="percentage">
            <text:p>96.36%</text:p>
          </table:table-cell>
          <table:table-cell table:style-name="ce1" table:formula="of:=([.F5]-[.G5])/[.F5]" office:value-type="percentage" office:value="0.782729805013928" calcext:value-type="percentage">
            <text:p>78.27%</text:p>
          </table:table-cell>
        </table:table-row>
        <table:table-row table:style-name="ro1">
          <table:table-cell office:value-type="string" calcext:value-type="string">
            <text:p>sum-divisors</text:p>
          </table:table-cell>
          <table:table-cell office:value-type="string" calcext:value-type="string">
            <text:p>baseline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OFFSET([.$C$3]; (ROW()-2)*3;0)" office:value-type="float" office:value="2155" calcext:value-type="float">
            <text:p>2155</text:p>
          </table:table-cell>
          <table:table-cell table:formula="of:=OFFSET([.$C$4]; (ROW() - 2)*3;0)" office:value-type="float" office:value="366" calcext:value-type="float">
            <text:p>366</text:p>
          </table:table-cell>
          <table:table-cell table:formula="of:=OFFSET([.$C$5]; (ROW()-2)*3;0)" office:value-type="float" office:value="84" calcext:value-type="float">
            <text:p>84</text:p>
          </table:table-cell>
          <table:table-cell table:style-name="ce1" table:formula="of:=([.E6]-[.F6])/[.E6]" office:value-type="percentage" office:value="0.830162412993039" calcext:value-type="percentage">
            <text:p>83.02%</text:p>
          </table:table-cell>
          <table:table-cell table:style-name="ce1" table:formula="of:=([.E6]-[.G6])/[.E6]" office:value-type="percentage" office:value="0.961020881670534" calcext:value-type="percentage">
            <text:p>96.10%</text:p>
          </table:table-cell>
          <table:table-cell table:style-name="ce1" table:formula="of:=([.F6]-[.G6])/[.F6]" office:value-type="percentage" office:value="0.770491803278688" calcext:value-type="percentage">
            <text:p>77.05%</text:p>
          </table:table-cell>
        </table:table-row>
        <table:table-row table:style-name="ro1">
          <table:table-cell office:value-type="string" calcext:value-type="string">
            <text:p>sum-divisors</text:p>
          </table:table-cell>
          <table:table-cell office:value-type="string" calcext:value-type="string">
            <text:p>brilirs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OFFSET([.$C$3]; (ROW()-2)*3;0)" office:value-type="float" office:value="5569" calcext:value-type="float">
            <text:p>5569</text:p>
          </table:table-cell>
          <table:table-cell table:formula="of:=OFFSET([.$C$4]; (ROW() - 2)*3;0)" office:value-type="float" office:value="466" calcext:value-type="float">
            <text:p>466</text:p>
          </table:table-cell>
          <table:table-cell table:formula="of:=OFFSET([.$C$5]; (ROW()-2)*3;0)" office:value-type="float" office:value="107" calcext:value-type="float">
            <text:p>107</text:p>
          </table:table-cell>
          <table:table-cell table:style-name="ce1" table:formula="of:=([.E7]-[.F7])/[.E7]" office:value-type="percentage" office:value="0.916322499551086" calcext:value-type="percentage">
            <text:p>91.63%</text:p>
          </table:table-cell>
          <table:table-cell table:style-name="ce1" table:formula="of:=([.E7]-[.G7])/[.E7]" office:value-type="percentage" office:value="0.980786496678039" calcext:value-type="percentage">
            <text:p>98.08%</text:p>
          </table:table-cell>
          <table:table-cell table:style-name="ce1" table:formula="of:=([.F7]-[.G7])/[.F7]" office:value-type="percentage" office:value="0.770386266094421" calcext:value-type="percentage">
            <text:p>77.04%</text:p>
          </table:table-cell>
        </table:table-row>
        <table:table-row table:style-name="ro1">
          <table:table-cell office:value-type="string" calcext:value-type="string">
            <text:p>sum-divisors</text:p>
          </table:table-cell>
          <table:table-cell office:value-type="string" calcext:value-type="string">
            <text:p>fastbril</text:p>
          </table:table-cell>
          <table:table-cell office:value-type="float" office:value="83" calcext:value-type="float">
            <text:p>83</text:p>
          </table:table-cell>
          <table:table-cell/>
          <table:table-cell table:formula="of:=OFFSET([.$C$3]; (ROW()-2)*3;0)" office:value-type="float" office:value="2146" calcext:value-type="float">
            <text:p>2146</text:p>
          </table:table-cell>
          <table:table-cell table:formula="of:=OFFSET([.$C$4]; (ROW() - 2)*3;0)" office:value-type="float" office:value="413" calcext:value-type="float">
            <text:p>413</text:p>
          </table:table-cell>
          <table:table-cell table:formula="of:=OFFSET([.$C$5]; (ROW()-2)*3;0)" office:value-type="float" office:value="89" calcext:value-type="float">
            <text:p>89</text:p>
          </table:table-cell>
          <table:table-cell table:style-name="ce1" table:formula="of:=([.E8]-[.F8])/[.E8]" office:value-type="percentage" office:value="0.807548928238583" calcext:value-type="percentage">
            <text:p>80.75%</text:p>
          </table:table-cell>
          <table:table-cell table:style-name="ce1" table:formula="of:=([.E8]-[.G8])/[.E8]" office:value-type="percentage" office:value="0.958527493010252" calcext:value-type="percentage">
            <text:p>95.85%</text:p>
          </table:table-cell>
          <table:table-cell table:style-name="ce1" table:formula="of:=([.F8]-[.G8])/[.F8]" office:value-type="percentage" office:value="0.784503631961259" calcext:value-type="percentage">
            <text:p>78.45%</text:p>
          </table:table-cell>
        </table:table-row>
        <table:table-row table:style-name="ro1">
          <table:table-cell office:value-type="string" calcext:value-type="string">
            <text:p>fizz-buzz</text:p>
          </table:table-cell>
          <table:table-cell office:value-type="string" calcext:value-type="string">
            <text:p>baseline</text:p>
          </table:table-cell>
          <table:table-cell office:value-type="float" office:value="2331" calcext:value-type="float">
            <text:p>2331</text:p>
          </table:table-cell>
          <table:table-cell/>
          <table:table-cell table:formula="of:=OFFSET([.$C$3]; (ROW()-2)*3;0)" office:value-type="float" office:value="2551" calcext:value-type="float">
            <text:p>2551</text:p>
          </table:table-cell>
          <table:table-cell table:formula="of:=OFFSET([.$C$4]; (ROW() - 2)*3;0)" office:value-type="float" office:value="395" calcext:value-type="float">
            <text:p>395</text:p>
          </table:table-cell>
          <table:table-cell table:formula="of:=OFFSET([.$C$5]; (ROW()-2)*3;0)" office:value-type="float" office:value="91" calcext:value-type="float">
            <text:p>91</text:p>
          </table:table-cell>
          <table:table-cell table:style-name="ce1" table:formula="of:=([.E9]-[.F9])/[.E9]" office:value-type="percentage" office:value="0.84515876127009" calcext:value-type="percentage">
            <text:p>84.52%</text:p>
          </table:table-cell>
          <table:table-cell table:style-name="ce1" table:formula="of:=([.E9]-[.G9])/[.E9]" office:value-type="percentage" office:value="0.964327714621717" calcext:value-type="percentage">
            <text:p>96.43%</text:p>
          </table:table-cell>
          <table:table-cell table:style-name="ce1" table:formula="of:=([.F9]-[.G9])/[.F9]" office:value-type="percentage" office:value="0.769620253164557" calcext:value-type="percentage">
            <text:p>76.96%</text:p>
          </table:table-cell>
        </table:table-row>
        <table:table-row table:style-name="ro1">
          <table:table-cell office:value-type="string" calcext:value-type="string">
            <text:p>fizz-buzz</text:p>
          </table:table-cell>
          <table:table-cell office:value-type="string" calcext:value-type="string">
            <text:p>brilirs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OFFSET([.$C$3]; (ROW()-2)*3;0)" office:value-type="float" office:value="2167" calcext:value-type="float">
            <text:p>2167</text:p>
          </table:table-cell>
          <table:table-cell table:formula="of:=OFFSET([.$C$4]; (ROW() - 2)*3;0)" office:value-type="float" office:value="349" calcext:value-type="float">
            <text:p>349</text:p>
          </table:table-cell>
          <table:table-cell table:formula="of:=OFFSET([.$C$5]; (ROW()-2)*3;0)" office:value-type="float" office:value="80" calcext:value-type="float">
            <text:p>80</text:p>
          </table:table-cell>
          <table:table-cell table:style-name="ce1" table:formula="of:=([.E10]-[.F10])/[.E10]" office:value-type="percentage" office:value="0.838947854176281" calcext:value-type="percentage">
            <text:p>83.89%</text:p>
          </table:table-cell>
          <table:table-cell table:style-name="ce1" table:formula="of:=([.E10]-[.G10])/[.E10]" office:value-type="percentage" office:value="0.963082602676511" calcext:value-type="percentage">
            <text:p>96.31%</text:p>
          </table:table-cell>
          <table:table-cell table:style-name="ce1" table:formula="of:=([.F10]-[.G10])/[.F10]" office:value-type="percentage" office:value="0.770773638968481" calcext:value-type="percentage">
            <text:p>77.08%</text:p>
          </table:table-cell>
        </table:table-row>
        <table:table-row table:style-name="ro1">
          <table:table-cell office:value-type="string" calcext:value-type="string">
            <text:p>fizz-buzz</text:p>
          </table:table-cell>
          <table:table-cell office:value-type="string" calcext:value-type="string">
            <text:p>fastbril</text:p>
          </table:table-cell>
          <table:table-cell office:value-type="float" office:value="87" calcext:value-type="float">
            <text:p>87</text:p>
          </table:table-cell>
          <table:table-cell/>
          <table:table-cell table:formula="of:=OFFSET([.$C$3]; (ROW()-2)*3;0)" office:value-type="float" office:value="2133" calcext:value-type="float">
            <text:p>2133</text:p>
          </table:table-cell>
          <table:table-cell table:formula="of:=OFFSET([.$C$4]; (ROW() - 2)*3;0)" office:value-type="float" office:value="358" calcext:value-type="float">
            <text:p>358</text:p>
          </table:table-cell>
          <table:table-cell table:formula="of:=OFFSET([.$C$5]; (ROW()-2)*3;0)" office:value-type="float" office:value="80" calcext:value-type="float">
            <text:p>80</text:p>
          </table:table-cell>
          <table:table-cell table:style-name="ce1" table:formula="of:=([.E11]-[.F11])/[.E11]" office:value-type="percentage" office:value="0.83216127519925" calcext:value-type="percentage">
            <text:p>83.22%</text:p>
          </table:table-cell>
          <table:table-cell table:style-name="ce1" table:formula="of:=([.E11]-[.G11])/[.E11]" office:value-type="percentage" office:value="0.96249413970933" calcext:value-type="percentage">
            <text:p>96.25%</text:p>
          </table:table-cell>
          <table:table-cell table:style-name="ce1" table:formula="of:=([.F11]-[.G11])/[.F11]" office:value-type="percentage" office:value="0.776536312849162" calcext:value-type="percentage">
            <text:p>77.65%</text:p>
          </table:table-cell>
        </table:table-row>
        <table:table-row table:style-name="ro1">
          <table:table-cell office:value-type="string" calcext:value-type="string">
            <text:p>binary-fmt</text:p>
          </table:table-cell>
          <table:table-cell office:value-type="string" calcext:value-type="string">
            <text:p>baseline</text:p>
          </table:table-cell>
          <table:table-cell office:value-type="float" office:value="2144" calcext:value-type="float">
            <text:p>2144</text:p>
          </table:table-cell>
          <table:table-cell/>
          <table:table-cell table:formula="of:=OFFSET([.$C$3]; (ROW()-2)*3;0)" office:value-type="float" office:value="2159" calcext:value-type="float">
            <text:p>2159</text:p>
          </table:table-cell>
          <table:table-cell table:formula="of:=OFFSET([.$C$4]; (ROW() - 2)*3;0)" office:value-type="float" office:value="362" calcext:value-type="float">
            <text:p>362</text:p>
          </table:table-cell>
          <table:table-cell table:formula="of:=OFFSET([.$C$5]; (ROW()-2)*3;0)" office:value-type="float" office:value="82" calcext:value-type="float">
            <text:p>82</text:p>
          </table:table-cell>
          <table:table-cell table:style-name="ce1" table:formula="of:=([.E12]-[.F12])/[.E12]" office:value-type="percentage" office:value="0.832329782306623" calcext:value-type="percentage">
            <text:p>83.23%</text:p>
          </table:table-cell>
          <table:table-cell table:style-name="ce1" table:formula="of:=([.E12]-[.G12])/[.E12]" office:value-type="percentage" office:value="0.962019453450672" calcext:value-type="percentage">
            <text:p>96.20%</text:p>
          </table:table-cell>
          <table:table-cell table:style-name="ce1" table:formula="of:=([.F12]-[.G12])/[.F12]" office:value-type="percentage" office:value="0.773480662983425" calcext:value-type="percentage">
            <text:p>77.35%</text:p>
          </table:table-cell>
        </table:table-row>
        <table:table-row table:style-name="ro1">
          <table:table-cell office:value-type="string" calcext:value-type="string">
            <text:p>binary-fmt</text:p>
          </table:table-cell>
          <table:table-cell office:value-type="string" calcext:value-type="string">
            <text:p>brilirs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OFFSET([.$C$3]; (ROW()-2)*3;0)" office:value-type="float" office:value="2133" calcext:value-type="float">
            <text:p>2133</text:p>
          </table:table-cell>
          <table:table-cell table:formula="of:=OFFSET([.$C$4]; (ROW() - 2)*3;0)" office:value-type="float" office:value="318" calcext:value-type="float">
            <text:p>318</text:p>
          </table:table-cell>
          <table:table-cell table:formula="of:=OFFSET([.$C$5]; (ROW()-2)*3;0)" office:value-type="float" office:value="79" calcext:value-type="float">
            <text:p>79</text:p>
          </table:table-cell>
          <table:table-cell table:style-name="ce1" table:formula="of:=([.E13]-[.F13])/[.E13]" office:value-type="percentage" office:value="0.850914205344585" calcext:value-type="percentage">
            <text:p>85.09%</text:p>
          </table:table-cell>
          <table:table-cell table:style-name="ce1" table:formula="of:=([.E13]-[.G13])/[.E13]" office:value-type="percentage" office:value="0.962962962962963" calcext:value-type="percentage">
            <text:p>96.30%</text:p>
          </table:table-cell>
          <table:table-cell table:style-name="ce1" table:formula="of:=([.F13]-[.G13])/[.F13]" office:value-type="percentage" office:value="0.751572327044025" calcext:value-type="percentage">
            <text:p>75.16%</text:p>
          </table:table-cell>
        </table:table-row>
        <table:table-row table:style-name="ro1">
          <table:table-cell office:value-type="string" calcext:value-type="string">
            <text:p>binary-fmt</text:p>
          </table:table-cell>
          <table:table-cell office:value-type="string" calcext:value-type="string">
            <text:p>fastbril</text:p>
          </table:table-cell>
          <table:table-cell office:value-type="float" office:value="78" calcext:value-type="float">
            <text:p>78</text:p>
          </table:table-cell>
          <table:table-cell/>
          <table:table-cell table:formula="of:=OFFSET([.$C$3]; (ROW()-2)*3;0)" office:value-type="float" office:value="3428" calcext:value-type="float">
            <text:p>3428</text:p>
          </table:table-cell>
          <table:table-cell table:formula="of:=OFFSET([.$C$4]; (ROW() - 2)*3;0)" office:value-type="float" office:value="381" calcext:value-type="float">
            <text:p>381</text:p>
          </table:table-cell>
          <table:table-cell table:formula="of:=OFFSET([.$C$5]; (ROW()-2)*3;0)" office:value-type="float" office:value="81" calcext:value-type="float">
            <text:p>81</text:p>
          </table:table-cell>
          <table:table-cell table:style-name="ce1" table:formula="of:=([.E14]-[.F14])/[.E14]" office:value-type="percentage" office:value="0.888856476079347" calcext:value-type="percentage">
            <text:p>88.89%</text:p>
          </table:table-cell>
          <table:table-cell table:style-name="ce1" table:formula="of:=([.E14]-[.G14])/[.E14]" office:value-type="percentage" office:value="0.976371061843641" calcext:value-type="percentage">
            <text:p>97.64%</text:p>
          </table:table-cell>
          <table:table-cell table:style-name="ce1" table:formula="of:=([.F14]-[.G14])/[.F14]" office:value-type="percentage" office:value="0.78740157480315" calcext:value-type="percentage">
            <text:p>78.74%</text:p>
          </table:table-cell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baseline</text:p>
          </table:table-cell>
          <table:table-cell office:value-type="float" office:value="2155" calcext:value-type="float">
            <text:p>2155</text:p>
          </table:table-cell>
          <table:table-cell/>
          <table:table-cell table:formula="of:=OFFSET([.$C$3]; (ROW()-2)*3;0)" office:value-type="float" office:value="2163" calcext:value-type="float">
            <text:p>2163</text:p>
          </table:table-cell>
          <table:table-cell table:formula="of:=OFFSET([.$C$4]; (ROW() - 2)*3;0)" office:value-type="float" office:value="370" calcext:value-type="float">
            <text:p>370</text:p>
          </table:table-cell>
          <table:table-cell table:formula="of:=OFFSET([.$C$5]; (ROW()-2)*3;0)" office:value-type="float" office:value="83" calcext:value-type="float">
            <text:p>83</text:p>
          </table:table-cell>
          <table:table-cell table:style-name="ce1" table:formula="of:=([.E15]-[.F15])/[.E15]" office:value-type="percentage" office:value="0.828941285251965" calcext:value-type="percentage">
            <text:p>82.89%</text:p>
          </table:table-cell>
          <table:table-cell table:style-name="ce1" table:formula="of:=([.E15]-[.G15])/[.E15]" office:value-type="percentage" office:value="0.96162736939436" calcext:value-type="percentage">
            <text:p>96.16%</text:p>
          </table:table-cell>
          <table:table-cell table:style-name="ce1" table:formula="of:=([.F15]-[.G15])/[.F15]" office:value-type="percentage" office:value="0.775675675675676" calcext:value-type="percentage">
            <text:p>77.57%</text:p>
          </table:table-cell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brilirs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OFFSET([.$C$3]; (ROW()-2)*3;0)" office:value-type="float" office:value="3394" calcext:value-type="float">
            <text:p>3394</text:p>
          </table:table-cell>
          <table:table-cell table:formula="of:=OFFSET([.$C$4]; (ROW() - 2)*3;0)" office:value-type="float" office:value="346" calcext:value-type="float">
            <text:p>346</text:p>
          </table:table-cell>
          <table:table-cell table:formula="of:=OFFSET([.$C$5]; (ROW()-2)*3;0)" office:value-type="float" office:value="80" calcext:value-type="float">
            <text:p>80</text:p>
          </table:table-cell>
          <table:table-cell table:style-name="ce1" table:formula="of:=([.E16]-[.F16])/[.E16]" office:value-type="percentage" office:value="0.898055391868002" calcext:value-type="percentage">
            <text:p>89.81%</text:p>
          </table:table-cell>
          <table:table-cell table:style-name="ce1" table:formula="of:=([.E16]-[.G16])/[.E16]" office:value-type="percentage" office:value="0.976428992339423" calcext:value-type="percentage">
            <text:p>97.64%</text:p>
          </table:table-cell>
          <table:table-cell table:style-name="ce1" table:formula="of:=([.F16]-[.G16])/[.F16]" office:value-type="percentage" office:value="0.76878612716763" calcext:value-type="percentage">
            <text:p>76.88%</text:p>
          </table:table-cell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fastbril</text:p>
          </table:table-cell>
          <table:table-cell office:value-type="float" office:value="84" calcext:value-type="float">
            <text:p>84</text:p>
          </table:table-cell>
          <table:table-cell/>
          <table:table-cell table:formula="of:=OFFSET([.$C$3]; (ROW()-2)*3;0)" office:value-type="float" office:value="3859" calcext:value-type="float">
            <text:p>3859</text:p>
          </table:table-cell>
          <table:table-cell table:formula="of:=OFFSET([.$C$4]; (ROW() - 2)*3;0)" office:value-type="float" office:value="480" calcext:value-type="float">
            <text:p>480</text:p>
          </table:table-cell>
          <table:table-cell table:formula="of:=OFFSET([.$C$5]; (ROW()-2)*3;0)" office:value-type="float" office:value="103" calcext:value-type="float">
            <text:p>103</text:p>
          </table:table-cell>
          <table:table-cell table:style-name="ce1" table:formula="of:=([.E17]-[.F17])/[.E17]" office:value-type="percentage" office:value="0.875615444415652" calcext:value-type="percentage">
            <text:p>87.56%</text:p>
          </table:table-cell>
          <table:table-cell table:style-name="ce1" table:formula="of:=([.E17]-[.G17])/[.E17]" office:value-type="percentage" office:value="0.973309147447525" calcext:value-type="percentage">
            <text:p>97.33%</text:p>
          </table:table-cell>
          <table:table-cell table:style-name="ce1" table:formula="of:=([.F17]-[.G17])/[.F17]" office:value-type="percentage" office:value="0.785416666666667" calcext:value-type="percentage">
            <text:p>78.54%</text:p>
          </table:table-cell>
        </table:table-row>
        <table:table-row table:style-name="ro1">
          <table:table-cell office:value-type="string" calcext:value-type="string">
            <text:p>mat-mul</text:p>
          </table:table-cell>
          <table:table-cell office:value-type="string" calcext:value-type="string">
            <text:p>baseline</text:p>
          </table:table-cell>
          <table:table-cell office:value-type="float" office:value="5569" calcext:value-type="float">
            <text:p>5569</text:p>
          </table:table-cell>
          <table:table-cell/>
          <table:table-cell table:formula="of:=OFFSET([.$C$3]; (ROW()-2)*3;0)" office:value-type="float" office:value="2142" calcext:value-type="float">
            <text:p>2142</text:p>
          </table:table-cell>
          <table:table-cell table:formula="of:=OFFSET([.$C$4]; (ROW() - 2)*3;0)" office:value-type="float" office:value="399" calcext:value-type="float">
            <text:p>399</text:p>
          </table:table-cell>
          <table:table-cell table:formula="of:=OFFSET([.$C$5]; (ROW()-2)*3;0)" office:value-type="float" office:value="84" calcext:value-type="float">
            <text:p>84</text:p>
          </table:table-cell>
          <table:table-cell table:style-name="ce1" table:formula="of:=([.E18]-[.F18])/[.E18]" office:value-type="percentage" office:value="0.813725490196078" calcext:value-type="percentage">
            <text:p>81.37%</text:p>
          </table:table-cell>
          <table:table-cell table:style-name="ce1" table:formula="of:=([.E18]-[.G18])/[.E18]" office:value-type="percentage" office:value="0.96078431372549" calcext:value-type="percentage">
            <text:p>96.08%</text:p>
          </table:table-cell>
          <table:table-cell table:style-name="ce1" table:formula="of:=([.F18]-[.G18])/[.F18]" office:value-type="percentage" office:value="0.789473684210526" calcext:value-type="percentage">
            <text:p>78.95%</text:p>
          </table:table-cell>
        </table:table-row>
        <table:table-row table:style-name="ro1">
          <table:table-cell office:value-type="string" calcext:value-type="string">
            <text:p>mat-mul</text:p>
          </table:table-cell>
          <table:table-cell office:value-type="string" calcext:value-type="string">
            <text:p>brilirs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OFFSET([.$C$3]; (ROW()-2)*3;0)" office:value-type="float" office:value="2144" calcext:value-type="float">
            <text:p>2144</text:p>
          </table:table-cell>
          <table:table-cell table:formula="of:=OFFSET([.$C$4]; (ROW() - 2)*3;0)" office:value-type="float" office:value="385" calcext:value-type="float">
            <text:p>385</text:p>
          </table:table-cell>
          <table:table-cell table:formula="of:=OFFSET([.$C$5]; (ROW()-2)*3;0)" office:value-type="float" office:value="84" calcext:value-type="float">
            <text:p>84</text:p>
          </table:table-cell>
          <table:table-cell table:style-name="ce1" table:formula="of:=([.E19]-[.F19])/[.E19]" office:value-type="percentage" office:value="0.820429104477612" calcext:value-type="percentage">
            <text:p>82.04%</text:p>
          </table:table-cell>
          <table:table-cell table:style-name="ce1" table:formula="of:=([.E19]-[.G19])/[.E19]" office:value-type="percentage" office:value="0.960820895522388" calcext:value-type="percentage">
            <text:p>96.08%</text:p>
          </table:table-cell>
          <table:table-cell table:style-name="ce1" table:formula="of:=([.F19]-[.G19])/[.F19]" office:value-type="percentage" office:value="0.781818181818182" calcext:value-type="percentage">
            <text:p>78.18%</text:p>
          </table:table-cell>
        </table:table-row>
        <table:table-row table:style-name="ro1">
          <table:table-cell office:value-type="string" calcext:value-type="string">
            <text:p>mat-mul</text:p>
          </table:table-cell>
          <table:table-cell office:value-type="string" calcext:value-type="string">
            <text:p>fastbril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OFFSET([.$C$3]; (ROW()-2)*3;0)" office:value-type="float" office:value="2191" calcext:value-type="float">
            <text:p>2191</text:p>
          </table:table-cell>
          <table:table-cell table:formula="of:=OFFSET([.$C$4]; (ROW() - 2)*3;0)" office:value-type="float" office:value="275" calcext:value-type="float">
            <text:p>275</text:p>
          </table:table-cell>
          <table:table-cell table:formula="of:=OFFSET([.$C$5]; (ROW()-2)*3;0)" office:value-type="float" office:value="80" calcext:value-type="float">
            <text:p>80</text:p>
          </table:table-cell>
          <table:table-cell table:style-name="ce1" table:formula="of:=([.E20]-[.F20])/[.E20]" office:value-type="percentage" office:value="0.874486535828389" calcext:value-type="percentage">
            <text:p>87.45%</text:p>
          </table:table-cell>
          <table:table-cell table:style-name="ce1" table:formula="of:=([.E20]-[.G20])/[.E20]" office:value-type="percentage" office:value="0.963486992240986" calcext:value-type="percentage">
            <text:p>96.35%</text:p>
          </table:table-cell>
          <table:table-cell table:style-name="ce1" table:formula="of:=([.F20]-[.G20])/[.F20]" office:value-type="percentage" office:value="0.709090909090909" calcext:value-type="percentage">
            <text:p>70.91%</text:p>
          </table:table-cell>
        </table:table-row>
        <table:table-row table:style-name="ro1">
          <table:table-cell office:value-type="string" calcext:value-type="string">
            <text:p>binary-search</text:p>
          </table:table-cell>
          <table:table-cell office:value-type="string" calcext:value-type="string">
            <text:p>baseline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OFFSET([.$C$3]; (ROW()-2)*3;0)" office:value-type="float" office:value="2140" calcext:value-type="float">
            <text:p>2140</text:p>
          </table:table-cell>
          <table:table-cell table:formula="of:=OFFSET([.$C$4]; (ROW() - 2)*3;0)" office:value-type="float" office:value="345" calcext:value-type="float">
            <text:p>345</text:p>
          </table:table-cell>
          <table:table-cell table:formula="of:=OFFSET([.$C$5]; (ROW()-2)*3;0)" office:value-type="float" office:value="84" calcext:value-type="float">
            <text:p>84</text:p>
          </table:table-cell>
          <table:table-cell table:style-name="ce1" table:formula="of:=([.E21]-[.F21])/[.E21]" office:value-type="percentage" office:value="0.838785046728972" calcext:value-type="percentage">
            <text:p>83.88%</text:p>
          </table:table-cell>
          <table:table-cell table:style-name="ce1" table:formula="of:=([.E21]-[.G21])/[.E21]" office:value-type="percentage" office:value="0.960747663551402" calcext:value-type="percentage">
            <text:p>96.07%</text:p>
          </table:table-cell>
          <table:table-cell table:style-name="ce1" table:formula="of:=([.F21]-[.G21])/[.F21]" office:value-type="percentage" office:value="0.756521739130435" calcext:value-type="percentage">
            <text:p>75.65%</text:p>
          </table:table-cell>
        </table:table-row>
        <table:table-row table:style-name="ro1">
          <table:table-cell office:value-type="string" calcext:value-type="string">
            <text:p>binary-search</text:p>
          </table:table-cell>
          <table:table-cell office:value-type="string" calcext:value-type="string">
            <text:p>brilirs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OFFSET([.$C$3]; (ROW()-2)*3;0)" office:value-type="float" office:value="2128" calcext:value-type="float">
            <text:p>2128</text:p>
          </table:table-cell>
          <table:table-cell table:formula="of:=OFFSET([.$C$4]; (ROW() - 2)*3;0)" office:value-type="float" office:value="376" calcext:value-type="float">
            <text:p>376</text:p>
          </table:table-cell>
          <table:table-cell table:formula="of:=OFFSET([.$C$5]; (ROW()-2)*3;0)" office:value-type="float" office:value="80" calcext:value-type="float">
            <text:p>80</text:p>
          </table:table-cell>
          <table:table-cell table:style-name="ce1" table:formula="of:=([.E22]-[.F22])/[.E22]" office:value-type="percentage" office:value="0.823308270676692" calcext:value-type="percentage">
            <text:p>82.33%</text:p>
          </table:table-cell>
          <table:table-cell table:style-name="ce1" table:formula="of:=([.E22]-[.G22])/[.E22]" office:value-type="percentage" office:value="0.962406015037594" calcext:value-type="percentage">
            <text:p>96.24%</text:p>
          </table:table-cell>
          <table:table-cell table:style-name="ce1" table:formula="of:=([.F22]-[.G22])/[.F22]" office:value-type="percentage" office:value="0.787234042553192" calcext:value-type="percentage">
            <text:p>78.72%</text:p>
          </table:table-cell>
        </table:table-row>
        <table:table-row table:style-name="ro1">
          <table:table-cell office:value-type="string" calcext:value-type="string">
            <text:p>binary-search</text:p>
          </table:table-cell>
          <table:table-cell office:value-type="string" calcext:value-type="string">
            <text:p>fastbril</text:p>
          </table:table-cell>
          <table:table-cell office:value-type="float" office:value="89" calcext:value-type="float">
            <text:p>89</text:p>
          </table:table-cell>
          <table:table-cell/>
          <table:table-cell table:formula="of:=OFFSET([.$C$3]; (ROW()-2)*3;0)" office:value-type="float" office:value="2282" calcext:value-type="float">
            <text:p>2282</text:p>
          </table:table-cell>
          <table:table-cell table:formula="of:=OFFSET([.$C$4]; (ROW() - 2)*3;0)" office:value-type="float" office:value="383" calcext:value-type="float">
            <text:p>383</text:p>
          </table:table-cell>
          <table:table-cell table:formula="of:=OFFSET([.$C$5]; (ROW()-2)*3;0)" office:value-type="float" office:value="88" calcext:value-type="float">
            <text:p>88</text:p>
          </table:table-cell>
          <table:table-cell table:style-name="ce1" table:formula="of:=([.E23]-[.F23])/[.E23]" office:value-type="percentage" office:value="0.83216476774759" calcext:value-type="percentage">
            <text:p>83.22%</text:p>
          </table:table-cell>
          <table:table-cell table:style-name="ce1" table:formula="of:=([.E23]-[.G23])/[.E23]" office:value-type="percentage" office:value="0.961437335670465" calcext:value-type="percentage">
            <text:p>96.14%</text:p>
          </table:table-cell>
          <table:table-cell table:style-name="ce1" table:formula="of:=([.F23]-[.G23])/[.F23]" office:value-type="percentage" office:value="0.77023498694517" calcext:value-type="percentage">
            <text:p>77.02%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baseline</text:p>
          </table:table-cell>
          <table:table-cell office:value-type="float" office:value="2551" calcext:value-type="float">
            <text:p>2551</text:p>
          </table:table-cell>
          <table:table-cell/>
          <table:table-cell table:formula="of:=OFFSET([.$C$3]; (ROW()-2)*3;0)" office:value-type="float" office:value="3717" calcext:value-type="float">
            <text:p>3717</text:p>
          </table:table-cell>
          <table:table-cell table:formula="of:=OFFSET([.$C$4]; (ROW() - 2)*3;0)" office:value-type="float" office:value="376" calcext:value-type="float">
            <text:p>376</text:p>
          </table:table-cell>
          <table:table-cell table:formula="of:=OFFSET([.$C$5]; (ROW()-2)*3;0)" office:value-type="float" office:value="85" calcext:value-type="float">
            <text:p>85</text:p>
          </table:table-cell>
          <table:table-cell table:style-name="ce1" table:formula="of:=([.E24]-[.F24])/[.E24]" office:value-type="percentage" office:value="0.898843153080441" calcext:value-type="percentage">
            <text:p>89.88%</text:p>
          </table:table-cell>
          <table:table-cell table:style-name="ce1" table:formula="of:=([.E24]-[.G24])/[.E24]" office:value-type="percentage" office:value="0.977132095776164" calcext:value-type="percentage">
            <text:p>97.71%</text:p>
          </table:table-cell>
          <table:table-cell table:style-name="ce1" table:formula="of:=([.F24]-[.G24])/[.F24]" office:value-type="percentage" office:value="0.773936170212766" calcext:value-type="percentage">
            <text:p>77.39%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brilirs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OFFSET([.$C$3]; (ROW()-2)*3;0)" office:value-type="float" office:value="2148" calcext:value-type="float">
            <text:p>2148</text:p>
          </table:table-cell>
          <table:table-cell table:formula="of:=OFFSET([.$C$4]; (ROW() - 2)*3;0)" office:value-type="float" office:value="401" calcext:value-type="float">
            <text:p>401</text:p>
          </table:table-cell>
          <table:table-cell table:formula="of:=OFFSET([.$C$5]; (ROW()-2)*3;0)" office:value-type="float" office:value="89" calcext:value-type="float">
            <text:p>89</text:p>
          </table:table-cell>
          <table:table-cell table:style-name="ce1" table:formula="of:=([.E25]-[.F25])/[.E25]" office:value-type="percentage" office:value="0.813314711359404" calcext:value-type="percentage">
            <text:p>81.33%</text:p>
          </table:table-cell>
          <table:table-cell table:style-name="ce1" table:formula="of:=([.E25]-[.G25])/[.E25]" office:value-type="percentage" office:value="0.958566108007449" calcext:value-type="percentage">
            <text:p>95.86%</text:p>
          </table:table-cell>
          <table:table-cell table:style-name="ce1" table:formula="of:=([.F25]-[.G25])/[.F25]" office:value-type="percentage" office:value="0.778054862842893" calcext:value-type="percentage">
            <text:p>77.81%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fastbril</text:p>
          </table:table-cell>
          <table:table-cell office:value-type="float" office:value="91" calcext:value-type="float">
            <text:p>91</text:p>
          </table:table-cell>
          <table:table-cell/>
          <table:table-cell table:formula="of:=OFFSET([.$C$3]; (ROW()-2)*3;0)" office:value-type="float" office:value="2148" calcext:value-type="float">
            <text:p>2148</text:p>
          </table:table-cell>
          <table:table-cell table:formula="of:=OFFSET([.$C$4]; (ROW() - 2)*3;0)" office:value-type="float" office:value="428" calcext:value-type="float">
            <text:p>428</text:p>
          </table:table-cell>
          <table:table-cell table:formula="of:=OFFSET([.$C$5]; (ROW()-2)*3;0)" office:value-type="float" office:value="90" calcext:value-type="float">
            <text:p>90</text:p>
          </table:table-cell>
          <table:table-cell table:style-name="ce1" table:formula="of:=([.E26]-[.F26])/[.E26]" office:value-type="percentage" office:value="0.80074487895717" calcext:value-type="percentage">
            <text:p>80.07%</text:p>
          </table:table-cell>
          <table:table-cell table:style-name="ce1" table:formula="of:=([.E26]-[.G26])/[.E26]" office:value-type="percentage" office:value="0.958100558659218" calcext:value-type="percentage">
            <text:p>95.81%</text:p>
          </table:table-cell>
          <table:table-cell table:style-name="ce1" table:formula="of:=([.F26]-[.G26])/[.F26]" office:value-type="percentage" office:value="0.789719626168224" calcext:value-type="percentage">
            <text:p>78.97%</text:p>
          </table:table-cell>
        </table:table-row>
        <table:table-row table:style-name="ro1">
          <table:table-cell office:value-type="string" calcext:value-type="string">
            <text:p>many-int-args</text:p>
          </table:table-cell>
          <table:table-cell office:value-type="string" calcext:value-type="string">
            <text:p>baseline</text:p>
          </table:table-cell>
          <table:table-cell office:value-type="float" office:value="2167" calcext:value-type="float">
            <text:p>2167</text:p>
          </table:table-cell>
          <table:table-cell/>
          <table:table-cell table:formula="of:=OFFSET([.$C$3]; (ROW()-2)*3;0)" office:value-type="float" office:value="2145" calcext:value-type="float">
            <text:p>2145</text:p>
          </table:table-cell>
          <table:table-cell table:formula="of:=OFFSET([.$C$4]; (ROW() - 2)*3;0)" office:value-type="float" office:value="503" calcext:value-type="float">
            <text:p>503</text:p>
          </table:table-cell>
          <table:table-cell table:formula="of:=OFFSET([.$C$5]; (ROW()-2)*3;0)" office:value-type="float" office:value="97" calcext:value-type="float">
            <text:p>97</text:p>
          </table:table-cell>
          <table:table-cell table:style-name="ce1" table:formula="of:=([.E27]-[.F27])/[.E27]" office:value-type="percentage" office:value="0.765501165501166" calcext:value-type="percentage">
            <text:p>76.55%</text:p>
          </table:table-cell>
          <table:table-cell table:style-name="ce1" table:formula="of:=([.E27]-[.G27])/[.E27]" office:value-type="percentage" office:value="0.954778554778555" calcext:value-type="percentage">
            <text:p>95.48%</text:p>
          </table:table-cell>
          <table:table-cell table:style-name="ce1" table:formula="of:=([.F27]-[.G27])/[.F27]" office:value-type="percentage" office:value="0.807157057654075" calcext:value-type="percentage">
            <text:p>80.72%</text:p>
          </table:table-cell>
        </table:table-row>
        <table:table-row table:style-name="ro1">
          <table:table-cell office:value-type="string" calcext:value-type="string">
            <text:p>many-int-args</text:p>
          </table:table-cell>
          <table:table-cell office:value-type="string" calcext:value-type="string">
            <text:p>brilirs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OFFSET([.$C$3]; (ROW()-2)*3;0)" office:value-type="float" office:value="2145" calcext:value-type="float">
            <text:p>2145</text:p>
          </table:table-cell>
          <table:table-cell table:formula="of:=OFFSET([.$C$4]; (ROW() - 2)*3;0)" office:value-type="float" office:value="364" calcext:value-type="float">
            <text:p>364</text:p>
          </table:table-cell>
          <table:table-cell table:formula="of:=OFFSET([.$C$5]; (ROW()-2)*3;0)" office:value-type="float" office:value="80" calcext:value-type="float">
            <text:p>80</text:p>
          </table:table-cell>
          <table:table-cell table:style-name="ce1" table:formula="of:=([.E28]-[.F28])/[.E28]" office:value-type="percentage" office:value="0.83030303030303" calcext:value-type="percentage">
            <text:p>83.03%</text:p>
          </table:table-cell>
          <table:table-cell table:style-name="ce1" table:formula="of:=([.E28]-[.G28])/[.E28]" office:value-type="percentage" office:value="0.962703962703963" calcext:value-type="percentage">
            <text:p>96.27%</text:p>
          </table:table-cell>
          <table:table-cell table:style-name="ce1" table:formula="of:=([.F28]-[.G28])/[.F28]" office:value-type="percentage" office:value="0.78021978021978" calcext:value-type="percentage">
            <text:p>78.02%</text:p>
          </table:table-cell>
        </table:table-row>
        <table:table-row table:style-name="ro1">
          <table:table-cell office:value-type="string" calcext:value-type="string">
            <text:p>many-int-args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/>
          <table:table-cell table:formula="of:=OFFSET([.$C$3]; (ROW()-2)*3;0)" office:value-type="float" office:value="2133" calcext:value-type="float">
            <text:p>2133</text:p>
          </table:table-cell>
          <table:table-cell table:formula="of:=OFFSET([.$C$4]; (ROW() - 2)*3;0)" office:value-type="float" office:value="358" calcext:value-type="float">
            <text:p>358</text:p>
          </table:table-cell>
          <table:table-cell table:formula="of:=OFFSET([.$C$5]; (ROW()-2)*3;0)" office:value-type="float" office:value="81" calcext:value-type="float">
            <text:p>81</text:p>
          </table:table-cell>
          <table:table-cell table:style-name="ce1" table:formula="of:=([.E29]-[.F29])/[.E29]" office:value-type="percentage" office:value="0.83216127519925" calcext:value-type="percentage">
            <text:p>83.22%</text:p>
          </table:table-cell>
          <table:table-cell table:style-name="ce1" table:formula="of:=([.E29]-[.G29])/[.E29]" office:value-type="percentage" office:value="0.962025316455696" calcext:value-type="percentage">
            <text:p>96.20%</text:p>
          </table:table-cell>
          <table:table-cell table:style-name="ce1" table:formula="of:=([.F29]-[.G29])/[.F29]" office:value-type="percentage" office:value="0.773743016759777" calcext:value-type="percentage">
            <text:p>77.37%</text:p>
          </table:table-cell>
        </table:table-row>
        <table:table-row table:style-name="ro1">
          <table:table-cell office:value-type="string" calcext:value-type="string">
            <text:p>rectangles-area-difference</text:p>
          </table:table-cell>
          <table:table-cell office:value-type="string" calcext:value-type="string">
            <text:p>baseline</text:p>
          </table:table-cell>
          <table:table-cell office:value-type="float" office:value="2133" calcext:value-type="float">
            <text:p>2133</text:p>
          </table:table-cell>
          <table:table-cell/>
          <table:table-cell table:formula="of:=OFFSET([.$C$3]; (ROW()-2)*3;0)" office:value-type="float" office:value="2506" calcext:value-type="float">
            <text:p>2506</text:p>
          </table:table-cell>
          <table:table-cell table:formula="of:=OFFSET([.$C$4]; (ROW() - 2)*3;0)" office:value-type="float" office:value="415" calcext:value-type="float">
            <text:p>415</text:p>
          </table:table-cell>
          <table:table-cell table:formula="of:=OFFSET([.$C$5]; (ROW()-2)*3;0)" office:value-type="float" office:value="88" calcext:value-type="float">
            <text:p>88</text:p>
          </table:table-cell>
          <table:table-cell table:style-name="ce1" table:formula="of:=([.E30]-[.F30])/[.E30]" office:value-type="percentage" office:value="0.83439744612929" calcext:value-type="percentage">
            <text:p>83.44%</text:p>
          </table:table-cell>
          <table:table-cell table:style-name="ce1" table:formula="of:=([.E30]-[.G30])/[.E30]" office:value-type="percentage" office:value="0.96488427773344" calcext:value-type="percentage">
            <text:p>96.49%</text:p>
          </table:table-cell>
          <table:table-cell table:style-name="ce1" table:formula="of:=([.F30]-[.G30])/[.F30]" office:value-type="percentage" office:value="0.787951807228916" calcext:value-type="percentage">
            <text:p>78.80%</text:p>
          </table:table-cell>
        </table:table-row>
        <table:table-row table:style-name="ro1">
          <table:table-cell office:value-type="string" calcext:value-type="string">
            <text:p>rectangles-area-difference</text:p>
          </table:table-cell>
          <table:table-cell office:value-type="string" calcext:value-type="string">
            <text:p>brilirs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OFFSET([.$C$3]; (ROW()-2)*3;0)" office:value-type="float" office:value="2137" calcext:value-type="float">
            <text:p>2137</text:p>
          </table:table-cell>
          <table:table-cell table:formula="of:=OFFSET([.$C$4]; (ROW() - 2)*3;0)" office:value-type="float" office:value="336" calcext:value-type="float">
            <text:p>336</text:p>
          </table:table-cell>
          <table:table-cell table:formula="of:=OFFSET([.$C$5]; (ROW()-2)*3;0)" office:value-type="float" office:value="83" calcext:value-type="float">
            <text:p>83</text:p>
          </table:table-cell>
          <table:table-cell table:style-name="ce1" table:formula="of:=([.E31]-[.F31])/[.E31]" office:value-type="percentage" office:value="0.842770238652316" calcext:value-type="percentage">
            <text:p>84.28%</text:p>
          </table:table-cell>
          <table:table-cell table:style-name="ce1" table:formula="of:=([.E31]-[.G31])/[.E31]" office:value-type="percentage" office:value="0.961160505381376" calcext:value-type="percentage">
            <text:p>96.12%</text:p>
          </table:table-cell>
          <table:table-cell table:style-name="ce1" table:formula="of:=([.F31]-[.G31])/[.F31]" office:value-type="percentage" office:value="0.75297619047619" calcext:value-type="percentage">
            <text:p>75.30%</text:p>
          </table:table-cell>
        </table:table-row>
        <table:table-row table:style-name="ro1">
          <table:table-cell office:value-type="string" calcext:value-type="string">
            <text:p>rectangles-area-difference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/>
          <table:table-cell table:formula="of:=OFFSET([.$C$3]; (ROW()-2)*3;0)" office:value-type="float" office:value="2270" calcext:value-type="float">
            <text:p>2270</text:p>
          </table:table-cell>
          <table:table-cell table:formula="of:=OFFSET([.$C$4]; (ROW() - 2)*3;0)" office:value-type="float" office:value="426" calcext:value-type="float">
            <text:p>426</text:p>
          </table:table-cell>
          <table:table-cell table:formula="of:=OFFSET([.$C$5]; (ROW()-2)*3;0)" office:value-type="float" office:value="101" calcext:value-type="float">
            <text:p>101</text:p>
          </table:table-cell>
          <table:table-cell table:style-name="ce1" table:formula="of:=([.E32]-[.F32])/[.E32]" office:value-type="percentage" office:value="0.812334801762115" calcext:value-type="percentage">
            <text:p>81.23%</text:p>
          </table:table-cell>
          <table:table-cell table:style-name="ce1" table:formula="of:=([.E32]-[.G32])/[.E32]" office:value-type="percentage" office:value="0.955506607929515" calcext:value-type="percentage">
            <text:p>95.55%</text:p>
          </table:table-cell>
          <table:table-cell table:style-name="ce1" table:formula="of:=([.F32]-[.G32])/[.F32]" office:value-type="percentage" office:value="0.762910798122066" calcext:value-type="percentage">
            <text:p>76.29%</text:p>
          </table:table-cell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baseline</text:p>
          </table:table-cell>
          <table:table-cell office:value-type="float" office:value="2159" calcext:value-type="float">
            <text:p>2159</text:p>
          </table:table-cell>
          <table:table-cell/>
          <table:table-cell table:formula="of:=OFFSET([.$C$3]; (ROW()-2)*3;0)" office:value-type="float" office:value="2150" calcext:value-type="float">
            <text:p>2150</text:p>
          </table:table-cell>
          <table:table-cell table:formula="of:=OFFSET([.$C$4]; (ROW() - 2)*3;0)" office:value-type="float" office:value="386" calcext:value-type="float">
            <text:p>386</text:p>
          </table:table-cell>
          <table:table-cell table:formula="of:=OFFSET([.$C$5]; (ROW()-2)*3;0)" office:value-type="float" office:value="91" calcext:value-type="float">
            <text:p>91</text:p>
          </table:table-cell>
          <table:table-cell table:style-name="ce1" table:formula="of:=([.E33]-[.F33])/[.E33]" office:value-type="percentage" office:value="0.82046511627907" calcext:value-type="percentage">
            <text:p>82.05%</text:p>
          </table:table-cell>
          <table:table-cell table:style-name="ce1" table:formula="of:=([.E33]-[.G33])/[.E33]" office:value-type="percentage" office:value="0.957674418604651" calcext:value-type="percentage">
            <text:p>95.77%</text:p>
          </table:table-cell>
          <table:table-cell table:style-name="ce1" table:formula="of:=([.F33]-[.G33])/[.F33]" office:value-type="percentage" office:value="0.764248704663213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brilirs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OFFSET([.$C$3]; (ROW()-2)*3;0)" office:value-type="float" office:value="7103" calcext:value-type="float">
            <text:p>7103</text:p>
          </table:table-cell>
          <table:table-cell table:formula="of:=OFFSET([.$C$4]; (ROW() - 2)*3;0)" office:value-type="float" office:value="589" calcext:value-type="float">
            <text:p>589</text:p>
          </table:table-cell>
          <table:table-cell table:formula="of:=OFFSET([.$C$5]; (ROW()-2)*3;0)" office:value-type="float" office:value="114" calcext:value-type="float">
            <text:p>114</text:p>
          </table:table-cell>
          <table:table-cell table:style-name="ce1" table:formula="of:=([.E34]-[.F34])/[.E34]" office:value-type="percentage" office:value="0.917077291285372" calcext:value-type="percentage">
            <text:p>91.71%</text:p>
          </table:table-cell>
          <table:table-cell table:style-name="ce1" table:formula="of:=([.E34]-[.G34])/[.E34]" office:value-type="percentage" office:value="0.983950443474588" calcext:value-type="percentage">
            <text:p>98.40%</text:p>
          </table:table-cell>
          <table:table-cell table:style-name="ce1" table:formula="of:=([.F34]-[.G34])/[.F34]" office:value-type="percentage" office:value="0.806451612903226" calcext:value-type="percentage">
            <text:p>80.65%</text:p>
          </table:table-cell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fastbril</text:p>
          </table:table-cell>
          <table:table-cell office:value-type="float" office:value="82" calcext:value-type="float">
            <text:p>82</text:p>
          </table:table-cell>
          <table:table-cell/>
          <table:table-cell table:formula="of:=OFFSET([.$C$3]; (ROW()-2)*3;0)" office:value-type="float" office:value="2140" calcext:value-type="float">
            <text:p>2140</text:p>
          </table:table-cell>
          <table:table-cell table:formula="of:=OFFSET([.$C$4]; (ROW() - 2)*3;0)" office:value-type="float" office:value="369" calcext:value-type="float">
            <text:p>369</text:p>
          </table:table-cell>
          <table:table-cell table:formula="of:=OFFSET([.$C$5]; (ROW()-2)*3;0)" office:value-type="float" office:value="84" calcext:value-type="float">
            <text:p>84</text:p>
          </table:table-cell>
          <table:table-cell table:style-name="ce1" table:formula="of:=([.E35]-[.F35])/[.E35]" office:value-type="percentage" office:value="0.827570093457944" calcext:value-type="percentage">
            <text:p>82.76%</text:p>
          </table:table-cell>
          <table:table-cell table:style-name="ce1" table:formula="of:=([.E35]-[.G35])/[.E35]" office:value-type="percentage" office:value="0.960747663551402" calcext:value-type="percentage">
            <text:p>96.07%</text:p>
          </table:table-cell>
          <table:table-cell table:style-name="ce1" table:formula="of:=([.F35]-[.G35])/[.F35]" office:value-type="percentage" office:value="0.772357723577236" calcext:value-type="percentage">
            <text:p>77.24%</text:p>
          </table:table-cell>
        </table:table-row>
        <table:table-row table:style-name="ro1">
          <table:table-cell office:value-type="string" calcext:value-type="string">
            <text:p>float-lt</text:p>
          </table:table-cell>
          <table:table-cell office:value-type="string" calcext:value-type="string">
            <text:p>baseline</text:p>
          </table:table-cell>
          <table:table-cell office:value-type="float" office:value="2133" calcext:value-type="float">
            <text:p>2133</text:p>
          </table:table-cell>
          <table:table-cell/>
          <table:table-cell table:formula="of:=OFFSET([.$C$3]; (ROW()-2)*3;0)" office:value-type="float" office:value="2601" calcext:value-type="float">
            <text:p>2601</text:p>
          </table:table-cell>
          <table:table-cell table:formula="of:=OFFSET([.$C$4]; (ROW() - 2)*3;0)" office:value-type="float" office:value="514" calcext:value-type="float">
            <text:p>514</text:p>
          </table:table-cell>
          <table:table-cell table:formula="of:=OFFSET([.$C$5]; (ROW()-2)*3;0)" office:value-type="float" office:value="116" calcext:value-type="float">
            <text:p>116</text:p>
          </table:table-cell>
          <table:table-cell table:style-name="ce1" table:formula="of:=([.E36]-[.F36])/[.E36]" office:value-type="percentage" office:value="0.80238369857747" calcext:value-type="percentage">
            <text:p>80.24%</text:p>
          </table:table-cell>
          <table:table-cell table:style-name="ce1" table:formula="of:=([.E36]-[.G36])/[.E36]" office:value-type="percentage" office:value="0.955401768550557" calcext:value-type="percentage">
            <text:p>95.54%</text:p>
          </table:table-cell>
          <table:table-cell table:style-name="ce1" table:formula="of:=([.F36]-[.G36])/[.F36]" office:value-type="percentage" office:value="0.77431906614786" calcext:value-type="percentage">
            <text:p>77.43%</text:p>
          </table:table-cell>
        </table:table-row>
        <table:table-row table:style-name="ro1">
          <table:table-cell office:value-type="string" calcext:value-type="string">
            <text:p>float-lt</text:p>
          </table:table-cell>
          <table:table-cell office:value-type="string" calcext:value-type="string">
            <text:p>brilirs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OFFSET([.$C$3]; (ROW()-2)*3;0)" office:value-type="float" office:value="2137" calcext:value-type="float">
            <text:p>2137</text:p>
          </table:table-cell>
          <table:table-cell table:formula="of:=OFFSET([.$C$4]; (ROW() - 2)*3;0)" office:value-type="float" office:value="343" calcext:value-type="float">
            <text:p>343</text:p>
          </table:table-cell>
          <table:table-cell table:formula="of:=OFFSET([.$C$5]; (ROW()-2)*3;0)" office:value-type="float" office:value="81" calcext:value-type="float">
            <text:p>81</text:p>
          </table:table-cell>
          <table:table-cell table:style-name="ce1" table:formula="of:=([.E37]-[.F37])/[.E37]" office:value-type="percentage" office:value="0.83949461862424" calcext:value-type="percentage">
            <text:p>83.95%</text:p>
          </table:table-cell>
          <table:table-cell table:style-name="ce1" table:formula="of:=([.E37]-[.G37])/[.E37]" office:value-type="percentage" office:value="0.962096396817969" calcext:value-type="percentage">
            <text:p>96.21%</text:p>
          </table:table-cell>
          <table:table-cell table:style-name="ce1" table:formula="of:=([.F37]-[.G37])/[.F37]" office:value-type="percentage" office:value="0.763848396501458" calcext:value-type="percentage">
            <text:p>76.38%</text:p>
          </table:table-cell>
        </table:table-row>
        <table:table-row table:style-name="ro1">
          <table:table-cell office:value-type="string" calcext:value-type="string">
            <text:p>float-lt</text:p>
          </table:table-cell>
          <table:table-cell office:value-type="string" calcext:value-type="string">
            <text:p>fastbril</text:p>
          </table:table-cell>
          <table:table-cell office:value-type="float" office:value="79" calcext:value-type="float">
            <text:p>79</text:p>
          </table:table-cell>
          <table:table-cell/>
          <table:table-cell table:formula="of:=OFFSET([.$C$3]; (ROW()-2)*3;0)" office:value-type="float" office:value="3573" calcext:value-type="float">
            <text:p>3573</text:p>
          </table:table-cell>
          <table:table-cell table:formula="of:=OFFSET([.$C$4]; (ROW() - 2)*3;0)" office:value-type="float" office:value="398" calcext:value-type="float">
            <text:p>398</text:p>
          </table:table-cell>
          <table:table-cell table:formula="of:=OFFSET([.$C$5]; (ROW()-2)*3;0)" office:value-type="float" office:value="86" calcext:value-type="float">
            <text:p>86</text:p>
          </table:table-cell>
          <table:table-cell table:style-name="ce1" table:formula="of:=([.E38]-[.F38])/[.E38]" office:value-type="percentage" office:value="0.888609012034705" calcext:value-type="percentage">
            <text:p>88.86%</text:p>
          </table:table-cell>
          <table:table-cell table:style-name="ce1" table:formula="of:=([.E38]-[.G38])/[.E38]" office:value-type="percentage" office:value="0.975930590540162" calcext:value-type="percentage">
            <text:p>97.59%</text:p>
          </table:table-cell>
          <table:table-cell table:style-name="ce1" table:formula="of:=([.F38]-[.G38])/[.F38]" office:value-type="percentage" office:value="0.78391959798995" calcext:value-type="percentage">
            <text:p>78.39%</text:p>
          </table:table-cell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baseline</text:p>
          </table:table-cell>
          <table:table-cell office:value-type="float" office:value="3428" calcext:value-type="float">
            <text:p>3428</text:p>
          </table:table-cell>
          <table:table-cell/>
          <table:table-cell table:formula="of:=OFFSET([.$C$3]; (ROW()-2)*3;0)" office:value-type="float" office:value="2136" calcext:value-type="float">
            <text:p>2136</text:p>
          </table:table-cell>
          <table:table-cell table:formula="of:=OFFSET([.$C$4]; (ROW() - 2)*3;0)" office:value-type="float" office:value="341" calcext:value-type="float">
            <text:p>341</text:p>
          </table:table-cell>
          <table:table-cell table:formula="of:=OFFSET([.$C$5]; (ROW()-2)*3;0)" office:value-type="float" office:value="79" calcext:value-type="float">
            <text:p>79</text:p>
          </table:table-cell>
          <table:table-cell table:style-name="ce1" table:formula="of:=([.E39]-[.F39])/[.E39]" office:value-type="percentage" office:value="0.840355805243446" calcext:value-type="percentage">
            <text:p>84.04%</text:p>
          </table:table-cell>
          <table:table-cell table:style-name="ce1" table:formula="of:=([.E39]-[.G39])/[.E39]" office:value-type="percentage" office:value="0.963014981273408" calcext:value-type="percentage">
            <text:p>96.30%</text:p>
          </table:table-cell>
          <table:table-cell table:style-name="ce1" table:formula="of:=([.F39]-[.G39])/[.F39]" office:value-type="percentage" office:value="0.768328445747801" calcext:value-type="percentage">
            <text:p>76.83%</text:p>
          </table:table-cell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brilirs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OFFSET([.$C$3]; (ROW()-2)*3;0)" office:value-type="float" office:value="2134" calcext:value-type="float">
            <text:p>2134</text:p>
          </table:table-cell>
          <table:table-cell table:formula="of:=OFFSET([.$C$4]; (ROW() - 2)*3;0)" office:value-type="float" office:value="373" calcext:value-type="float">
            <text:p>373</text:p>
          </table:table-cell>
          <table:table-cell table:formula="of:=OFFSET([.$C$5]; (ROW()-2)*3;0)" office:value-type="float" office:value="84" calcext:value-type="float">
            <text:p>84</text:p>
          </table:table-cell>
          <table:table-cell table:style-name="ce1" table:formula="of:=([.E40]-[.F40])/[.E40]" office:value-type="percentage" office:value="0.825210871602624" calcext:value-type="percentage">
            <text:p>82.52%</text:p>
          </table:table-cell>
          <table:table-cell table:style-name="ce1" table:formula="of:=([.E40]-[.G40])/[.E40]" office:value-type="percentage" office:value="0.960637300843486" calcext:value-type="percentage">
            <text:p>96.06%</text:p>
          </table:table-cell>
          <table:table-cell table:style-name="ce1" table:formula="of:=([.F40]-[.G40])/[.F40]" office:value-type="percentage" office:value="0.774798927613941" calcext:value-type="percentage">
            <text:p>77.48%</text:p>
          </table:table-cell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fastbril</text:p>
          </table:table-cell>
          <table:table-cell office:value-type="float" office:value="81" calcext:value-type="float">
            <text:p>81</text:p>
          </table:table-cell>
          <table:table-cell/>
          <table:table-cell table:formula="of:=OFFSET([.$C$3]; (ROW()-2)*3;0)" office:value-type="float" office:value="2135" calcext:value-type="float">
            <text:p>2135</text:p>
          </table:table-cell>
          <table:table-cell table:formula="of:=OFFSET([.$C$4]; (ROW() - 2)*3;0)" office:value-type="float" office:value="332" calcext:value-type="float">
            <text:p>332</text:p>
          </table:table-cell>
          <table:table-cell table:formula="of:=OFFSET([.$C$5]; (ROW()-2)*3;0)" office:value-type="float" office:value="80" calcext:value-type="float">
            <text:p>80</text:p>
          </table:table-cell>
          <table:table-cell table:style-name="ce1" table:formula="of:=([.E41]-[.F41])/[.E41]" office:value-type="percentage" office:value="0.844496487119438" calcext:value-type="percentage">
            <text:p>84.45%</text:p>
          </table:table-cell>
          <table:table-cell table:style-name="ce1" table:formula="of:=([.E41]-[.G41])/[.E41]" office:value-type="percentage" office:value="0.962529274004684" calcext:value-type="percentage">
            <text:p>96.25%</text:p>
          </table:table-cell>
          <table:table-cell table:style-name="ce1" table:formula="of:=([.F41]-[.G41])/[.F41]" office:value-type="percentage" office:value="0.759036144578313" calcext:value-type="percentage">
            <text:p>75.90%</text:p>
          </table:table-cell>
        </table:table-row>
        <table:table-row table:style-name="ro1">
          <table:table-cell office:value-type="string" calcext:value-type="string">
            <text:p>n_root</text:p>
          </table:table-cell>
          <table:table-cell office:value-type="string" calcext:value-type="string">
            <text:p>baseline</text:p>
          </table:table-cell>
          <table:table-cell office:value-type="float" office:value="2163" calcext:value-type="float">
            <text:p>2163</text:p>
          </table:table-cell>
          <table:table-cell/>
          <table:table-cell table:formula="of:=OFFSET([.$C$3]; (ROW()-2)*3;0)" office:value-type="float" office:value="2141" calcext:value-type="float">
            <text:p>2141</text:p>
          </table:table-cell>
          <table:table-cell table:formula="of:=OFFSET([.$C$4]; (ROW() - 2)*3;0)" office:value-type="float" office:value="337" calcext:value-type="float">
            <text:p>337</text:p>
          </table:table-cell>
          <table:table-cell table:formula="of:=OFFSET([.$C$5]; (ROW()-2)*3;0)" office:value-type="float" office:value="81" calcext:value-type="float">
            <text:p>81</text:p>
          </table:table-cell>
          <table:table-cell table:style-name="ce1" table:formula="of:=([.E42]-[.F42])/[.E42]" office:value-type="percentage" office:value="0.842596917328351" calcext:value-type="percentage">
            <text:p>84.26%</text:p>
          </table:table-cell>
          <table:table-cell table:style-name="ce1" table:formula="of:=([.E42]-[.G42])/[.E42]" office:value-type="percentage" office:value="0.962167211583372" calcext:value-type="percentage">
            <text:p>96.22%</text:p>
          </table:table-cell>
          <table:table-cell table:style-name="ce1" table:formula="of:=([.F42]-[.G42])/[.F42]" office:value-type="percentage" office:value="0.759643916913947" calcext:value-type="percentage">
            <text:p>75.96%</text:p>
          </table:table-cell>
        </table:table-row>
        <table:table-row table:style-name="ro1">
          <table:table-cell office:value-type="string" calcext:value-type="string">
            <text:p>n_root</text:p>
          </table:table-cell>
          <table:table-cell office:value-type="string" calcext:value-type="string">
            <text:p>brilirs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OFFSET([.$C$3]; (ROW()-2)*3;0)" office:value-type="float" office:value="4329" calcext:value-type="float">
            <text:p>4329</text:p>
          </table:table-cell>
          <table:table-cell table:formula="of:=OFFSET([.$C$4]; (ROW() - 2)*3;0)" office:value-type="float" office:value="389" calcext:value-type="float">
            <text:p>389</text:p>
          </table:table-cell>
          <table:table-cell table:formula="of:=OFFSET([.$C$5]; (ROW()-2)*3;0)" office:value-type="float" office:value="88" calcext:value-type="float">
            <text:p>88</text:p>
          </table:table-cell>
          <table:table-cell table:style-name="ce1" table:formula="of:=([.E43]-[.F43])/[.E43]" office:value-type="percentage" office:value="0.91014091014091" calcext:value-type="percentage">
            <text:p>91.01%</text:p>
          </table:table-cell>
          <table:table-cell table:style-name="ce1" table:formula="of:=([.E43]-[.G43])/[.E43]" office:value-type="percentage" office:value="0.97967197967198" calcext:value-type="percentage">
            <text:p>97.97%</text:p>
          </table:table-cell>
          <table:table-cell table:style-name="ce1" table:formula="of:=([.F43]-[.G43])/[.F43]" office:value-type="percentage" office:value="0.773778920308483" calcext:value-type="percentage">
            <text:p>77.38%</text:p>
          </table:table-cell>
        </table:table-row>
        <table:table-row table:style-name="ro1">
          <table:table-cell office:value-type="string" calcext:value-type="string">
            <text:p>n_root</text:p>
          </table:table-cell>
          <table:table-cell office:value-type="string" calcext:value-type="string">
            <text:p>fastbril</text:p>
          </table:table-cell>
          <table:table-cell office:value-type="float" office:value="83" calcext:value-type="float">
            <text:p>83</text:p>
          </table:table-cell>
          <table:table-cell/>
          <table:table-cell table:formula="of:=OFFSET([.$C$3]; (ROW()-2)*3;0)" office:value-type="float" office:value="2160" calcext:value-type="float">
            <text:p>2160</text:p>
          </table:table-cell>
          <table:table-cell table:formula="of:=OFFSET([.$C$4]; (ROW() - 2)*3;0)" office:value-type="float" office:value="412" calcext:value-type="float">
            <text:p>412</text:p>
          </table:table-cell>
          <table:table-cell table:formula="of:=OFFSET([.$C$5]; (ROW()-2)*3;0)" office:value-type="float" office:value="89" calcext:value-type="float">
            <text:p>89</text:p>
          </table:table-cell>
          <table:table-cell table:style-name="ce1" table:formula="of:=([.E44]-[.F44])/[.E44]" office:value-type="percentage" office:value="0.809259259259259" calcext:value-type="percentage">
            <text:p>80.93%</text:p>
          </table:table-cell>
          <table:table-cell table:style-name="ce1" table:formula="of:=([.E44]-[.G44])/[.E44]" office:value-type="percentage" office:value="0.958796296296296" calcext:value-type="percentage">
            <text:p>95.88%</text:p>
          </table:table-cell>
          <table:table-cell table:style-name="ce1" table:formula="of:=([.F44]-[.G44])/[.F44]" office:value-type="percentage" office:value="0.783980582524272" calcext:value-type="percentage">
            <text:p>78.40%</text:p>
          </table:table-cell>
        </table:table-row>
        <table:table-row table:style-name="ro1">
          <table:table-cell office:value-type="string" calcext:value-type="string">
            <text:p>pythagorean_triple</text:p>
          </table:table-cell>
          <table:table-cell office:value-type="string" calcext:value-type="string">
            <text:p>baseline</text:p>
          </table:table-cell>
          <table:table-cell office:value-type="float" office:value="3394" calcext:value-type="float">
            <text:p>3394</text:p>
          </table:table-cell>
          <table:table-cell/>
          <table:table-cell table:formula="of:=OFFSET([.$C$3]; (ROW()-2)*3;0)" office:value-type="float" office:value="2158" calcext:value-type="float">
            <text:p>2158</text:p>
          </table:table-cell>
          <table:table-cell table:formula="of:=OFFSET([.$C$4]; (ROW() - 2)*3;0)" office:value-type="float" office:value="379" calcext:value-type="float">
            <text:p>379</text:p>
          </table:table-cell>
          <table:table-cell table:formula="of:=OFFSET([.$C$5]; (ROW()-2)*3;0)" office:value-type="float" office:value="81" calcext:value-type="float">
            <text:p>81</text:p>
          </table:table-cell>
          <table:table-cell table:style-name="ce1" table:formula="of:=([.E45]-[.F45])/[.E45]" office:value-type="percentage" office:value="0.824374420759963" calcext:value-type="percentage">
            <text:p>82.44%</text:p>
          </table:table-cell>
          <table:table-cell table:style-name="ce1" table:formula="of:=([.E45]-[.G45])/[.E45]" office:value-type="percentage" office:value="0.962465245597776" calcext:value-type="percentage">
            <text:p>96.25%</text:p>
          </table:table-cell>
          <table:table-cell table:style-name="ce1" table:formula="of:=([.F45]-[.G45])/[.F45]" office:value-type="percentage" office:value="0.786279683377309" calcext:value-type="percentage">
            <text:p>78.63%</text:p>
          </table:table-cell>
        </table:table-row>
        <table:table-row table:style-name="ro1">
          <table:table-cell office:value-type="string" calcext:value-type="string">
            <text:p>pythagorean_triple</text:p>
          </table:table-cell>
          <table:table-cell office:value-type="string" calcext:value-type="string">
            <text:p>brilirs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OFFSET([.$C$3]; (ROW()-2)*3;0)" office:value-type="float" office:value="3501" calcext:value-type="float">
            <text:p>3501</text:p>
          </table:table-cell>
          <table:table-cell table:formula="of:=OFFSET([.$C$4]; (ROW() - 2)*3;0)" office:value-type="float" office:value="380" calcext:value-type="float">
            <text:p>380</text:p>
          </table:table-cell>
          <table:table-cell table:formula="of:=OFFSET([.$C$5]; (ROW()-2)*3;0)" office:value-type="float" office:value="89" calcext:value-type="float">
            <text:p>89</text:p>
          </table:table-cell>
          <table:table-cell table:style-name="ce1" table:formula="of:=([.E46]-[.F46])/[.E46]" office:value-type="percentage" office:value="0.891459582976292" calcext:value-type="percentage">
            <text:p>89.15%</text:p>
          </table:table-cell>
          <table:table-cell table:style-name="ce1" table:formula="of:=([.E46]-[.G46])/[.E46]" office:value-type="percentage" office:value="0.974578691802342" calcext:value-type="percentage">
            <text:p>97.46%</text:p>
          </table:table-cell>
          <table:table-cell table:style-name="ce1" table:formula="of:=([.F46]-[.G46])/[.F46]" office:value-type="percentage" office:value="0.765789473684211" calcext:value-type="percentage">
            <text:p>76.58%</text:p>
          </table:table-cell>
        </table:table-row>
        <table:table-row table:style-name="ro1">
          <table:table-cell office:value-type="string" calcext:value-type="string">
            <text:p>pythagorean_triple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/>
          <table:table-cell table:formula="of:=OFFSET([.$C$3]; (ROW()-2)*3;0)" office:value-type="float" office:value="2148" calcext:value-type="float">
            <text:p>2148</text:p>
          </table:table-cell>
          <table:table-cell table:formula="of:=OFFSET([.$C$4]; (ROW() - 2)*3;0)" office:value-type="float" office:value="348" calcext:value-type="float">
            <text:p>348</text:p>
          </table:table-cell>
          <table:table-cell table:formula="of:=OFFSET([.$C$5]; (ROW()-2)*3;0)" office:value-type="float" office:value="84" calcext:value-type="float">
            <text:p>84</text:p>
          </table:table-cell>
          <table:table-cell table:style-name="ce1" table:formula="of:=([.E47]-[.F47])/[.E47]" office:value-type="percentage" office:value="0.837988826815642" calcext:value-type="percentage">
            <text:p>83.80%</text:p>
          </table:table-cell>
          <table:table-cell table:style-name="ce1" table:formula="of:=([.E47]-[.G47])/[.E47]" office:value-type="percentage" office:value="0.960893854748603" calcext:value-type="percentage">
            <text:p>96.09%</text:p>
          </table:table-cell>
          <table:table-cell table:style-name="ce1" table:formula="of:=([.F47]-[.G47])/[.F47]" office:value-type="percentage" office:value="0.758620689655172" calcext:value-type="percentage">
            <text:p>75.86%</text:p>
          </table:table-cell>
        </table:table-row>
        <table:table-row table:style-name="ro1">
          <table:table-cell office:value-type="string" calcext:value-type="string">
            <text:p>adj2csr</text:p>
          </table:table-cell>
          <table:table-cell office:value-type="string" calcext:value-type="string">
            <text:p>baseline</text:p>
          </table:table-cell>
          <table:table-cell office:value-type="float" office:value="3859" calcext:value-type="float">
            <text:p>3859</text:p>
          </table:table-cell>
          <table:table-cell table:number-columns-repeated="4"/>
          <table:table-cell table:style-name="ce1" table:number-columns-repeated="3"/>
        </table:table-row>
        <table:table-row table:style-name="ro1">
          <table:table-cell office:value-type="string" calcext:value-type="string">
            <text:p>adj2csr</text:p>
          </table:table-cell>
          <table:table-cell office:value-type="string" calcext:value-type="string">
            <text:p>brilirs</text:p>
          </table:table-cell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j2csr</text:p>
          </table:table-cell>
          <table:table-cell office:value-type="string" calcext:value-type="string">
            <text:p>fastbril</text:p>
          </table:table-cell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baseline</text:p>
          </table:table-cell>
          <table:table-cell office:value-type="float" office:value="2142" calcext:value-type="float">
            <text:p>2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brilirs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fastbril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fact</text:p>
          </table:table-cell>
          <table:table-cell office:value-type="string" calcext:value-type="string">
            <text:p>baseline</text:p>
          </table:table-cell>
          <table:table-cell office:value-type="float" office:value="2144" calcext:value-type="float">
            <text:p>2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fact</text:p>
          </table:table-cell>
          <table:table-cell office:value-type="string" calcext:value-type="string">
            <text:p>brilirs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fact</text:p>
          </table:table-cell>
          <table:table-cell office:value-type="string" calcext:value-type="string">
            <text:p>fastbril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at-ret</text:p>
          </table:table-cell>
          <table:table-cell office:value-type="string" calcext:value-type="string">
            <text:p>baseline</text:p>
          </table:table-cell>
          <table:table-cell office:value-type="float" office:value="2191" calcext:value-type="float">
            <text:p>2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at-ret</text:p>
          </table:table-cell>
          <table:table-cell office:value-type="string" calcext:value-type="string">
            <text:p>brilirs</text:p>
          </table:table-cell>
          <table:table-cell office:value-type="float" office:value="275" calcext:value-type="float">
            <text:p>2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at-ret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baseline</text:p>
          </table:table-cell>
          <table:table-cell office:value-type="float" office:value="2140" calcext:value-type="float">
            <text:p>2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brilirs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fastbril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baseline</text:p>
          </table:table-cell>
          <table:table-cell office:value-type="float" office:value="2128" calcext:value-type="float">
            <text:p>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brilirs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-sq-diff</text:p>
          </table:table-cell>
          <table:table-cell office:value-type="string" calcext:value-type="string">
            <text:p>baseline</text:p>
          </table:table-cell>
          <table:table-cell office:value-type="float" office:value="2282" calcext:value-type="float">
            <text:p>2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-sq-diff</text:p>
          </table:table-cell>
          <table:table-cell office:value-type="string" calcext:value-type="string">
            <text:p>brilirs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-sq-diff</text:p>
          </table:table-cell>
          <table:table-cell office:value-type="string" calcext:value-type="string">
            <text:p>fastbril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mes-between</text:p>
          </table:table-cell>
          <table:table-cell office:value-type="string" calcext:value-type="string">
            <text:p>baseline</text:p>
          </table:table-cell>
          <table:table-cell office:value-type="float" office:value="3717" calcext:value-type="float">
            <text:p>37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mes-between</text:p>
          </table:table-cell>
          <table:table-cell office:value-type="string" calcext:value-type="string">
            <text:p>brilirs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mes-between</text:p>
          </table:table-cell>
          <table:table-cell office:value-type="string" calcext:value-type="string">
            <text:p>fastbril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baseline</text:p>
          </table:table-cell>
          <table:table-cell office:value-type="float" office:value="2148" calcext:value-type="float">
            <text:p>2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brilirs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fastbril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-subarray</text:p>
          </table:table-cell>
          <table:table-cell office:value-type="string" calcext:value-type="string">
            <text:p>baseline</text:p>
          </table:table-cell>
          <table:table-cell office:value-type="float" office:value="2148" calcext:value-type="float">
            <text:p>2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-subarray</text:p>
          </table:table-cell>
          <table:table-cell office:value-type="string" calcext:value-type="string">
            <text:p>brilirs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-subarray</text:p>
          </table:table-cell>
          <table:table-cell office:value-type="string" calcext:value-type="string">
            <text:p>fastbril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y-sphere-intersection</text:p>
          </table:table-cell>
          <table:table-cell office:value-type="string" calcext:value-type="string">
            <text:p>baseline</text:p>
          </table:table-cell>
          <table:table-cell office:value-type="float" office:value="2145" calcext:value-type="float">
            <text:p>2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y-sphere-intersection</text:p>
          </table:table-cell>
          <table:table-cell office:value-type="string" calcext:value-type="string">
            <text:p>brilirs</text:p>
          </table:table-cell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y-sphere-intersection</text:p>
          </table:table-cell>
          <table:table-cell office:value-type="string" calcext:value-type="string">
            <text:p>fastbril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-arrow</text:p>
          </table:table-cell>
          <table:table-cell office:value-type="string" calcext:value-type="string">
            <text:p>baseline</text:p>
          </table:table-cell>
          <table:table-cell office:value-type="float" office:value="2145" calcext:value-type="float">
            <text:p>2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-arrow</text:p>
          </table:table-cell>
          <table:table-cell office:value-type="string" calcext:value-type="string">
            <text:p>brilirs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-arrow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y-float-args</text:p>
          </table:table-cell>
          <table:table-cell office:value-type="string" calcext:value-type="string">
            <text:p>baseline</text:p>
          </table:table-cell>
          <table:table-cell office:value-type="float" office:value="2133" calcext:value-type="float">
            <text:p>21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y-float-args</text:p>
          </table:table-cell>
          <table:table-cell office:value-type="string" calcext:value-type="string">
            <text:p>brilirs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y-float-args</text:p>
          </table:table-cell>
          <table:table-cell office:value-type="string" calcext:value-type="string">
            <text:p>fastbril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ative-primes</text:p>
          </table:table-cell>
          <table:table-cell office:value-type="string" calcext:value-type="string">
            <text:p>baseline</text:p>
          </table:table-cell>
          <table:table-cell office:value-type="float" office:value="2506" calcext:value-type="float">
            <text:p>2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ative-primes</text:p>
          </table:table-cell>
          <table:table-cell office:value-type="string" calcext:value-type="string">
            <text:p>brilirs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ative-primes</text:p>
          </table:table-cell>
          <table:table-cell office:value-type="string" calcext:value-type="string">
            <text:p>fastbril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baseline</text:p>
          </table:table-cell>
          <table:table-cell office:value-type="float" office:value="2137" calcext:value-type="float">
            <text:p>2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brilirs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fastbril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-inv</text:p>
          </table:table-cell>
          <table:table-cell office:value-type="string" calcext:value-type="string">
            <text:p>baseline</text:p>
          </table:table-cell>
          <table:table-cell office:value-type="float" office:value="2270" calcext:value-type="float">
            <text:p>2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-inv</text:p>
          </table:table-cell>
          <table:table-cell office:value-type="string" calcext:value-type="string">
            <text:p>brilirs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-inv</text:p>
          </table:table-cell>
          <table:table-cell office:value-type="string" calcext:value-type="string">
            <text:p>fastbril</text:p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emann</text:p>
          </table:table-cell>
          <table:table-cell office:value-type="string" calcext:value-type="string">
            <text:p>baseline</text:p>
          </table:table-cell>
          <table:table-cell office:value-type="float" office:value="2150" calcext:value-type="float">
            <text:p>2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emann</text:p>
          </table:table-cell>
          <table:table-cell office:value-type="string" calcext:value-type="string">
            <text:p>brilirs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emann</text:p>
          </table:table-cell>
          <table:table-cell office:value-type="string" calcext:value-type="string">
            <text:p>fastbril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kermann</text:p>
          </table:table-cell>
          <table:table-cell office:value-type="string" calcext:value-type="string">
            <text:p>baseline</text:p>
          </table:table-cell>
          <table:table-cell office:value-type="float" office:value="7103" calcext:value-type="float">
            <text:p>7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kermann</text:p>
          </table:table-cell>
          <table:table-cell office:value-type="string" calcext:value-type="string">
            <text:p>brilirs</text:p>
          </table:table-cell>
          <table:table-cell office:value-type="float" office:value="589" calcext:value-type="float">
            <text:p>5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kermann</text:p>
          </table:table-cell>
          <table:table-cell office:value-type="string" calcext:value-type="string">
            <text:p>fastbril</text:p>
          </table:table-cell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cals-row</text:p>
          </table:table-cell>
          <table:table-cell office:value-type="string" calcext:value-type="string">
            <text:p>baseline</text:p>
          </table:table-cell>
          <table:table-cell office:value-type="float" office:value="2140" calcext:value-type="float">
            <text:p>2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cals-row</text:p>
          </table:table-cell>
          <table:table-cell office:value-type="string" calcext:value-type="string">
            <text:p>brilirs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cals-row</text:p>
          </table:table-cell>
          <table:table-cell office:value-type="string" calcext:value-type="string">
            <text:p>fastbril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olesky</text:p>
          </table:table-cell>
          <table:table-cell office:value-type="string" calcext:value-type="string">
            <text:p>baseline</text:p>
          </table:table-cell>
          <table:table-cell office:value-type="float" office:value="2601" calcext:value-type="float">
            <text:p>26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olesky</text:p>
          </table:table-cell>
          <table:table-cell office:value-type="string" calcext:value-type="string">
            <text:p>brilirs</text:p>
          </table:table-cell>
          <table:table-cell office:value-type="float" office:value="514" calcext:value-type="float">
            <text:p>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olesky</text:p>
          </table:table-cell>
          <table:table-cell office:value-type="string" calcext:value-type="string">
            <text:p>fastbril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opfact</text:p>
          </table:table-cell>
          <table:table-cell office:value-type="string" calcext:value-type="string">
            <text:p>baseline</text:p>
          </table:table-cell>
          <table:table-cell office:value-type="float" office:value="2137" calcext:value-type="float">
            <text:p>2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opfact</text:p>
          </table:table-cell>
          <table:table-cell office:value-type="string" calcext:value-type="string">
            <text:p>brilirs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opfact</text:p>
          </table:table-cell>
          <table:table-cell office:value-type="string" calcext:value-type="string">
            <text:p>fastbril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ck-primes</text:p>
          </table:table-cell>
          <table:table-cell office:value-type="string" calcext:value-type="string">
            <text:p>baseline</text:p>
          </table:table-cell>
          <table:table-cell office:value-type="float" office:value="3573" calcext:value-type="float">
            <text:p>3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ck-primes</text:p>
          </table:table-cell>
          <table:table-cell office:value-type="string" calcext:value-type="string">
            <text:p>brilirs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ck-primes</text:p>
          </table:table-cell>
          <table:table-cell office:value-type="string" calcext:value-type="string">
            <text:p>fastbril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tors</text:p>
          </table:table-cell>
          <table:table-cell office:value-type="string" calcext:value-type="string">
            <text:p>baseline</text:p>
          </table:table-cell>
          <table:table-cell office:value-type="float" office:value="2136" calcext:value-type="float">
            <text:p>2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tors</text:p>
          </table:table-cell>
          <table:table-cell office:value-type="string" calcext:value-type="string">
            <text:p>brilirs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tors</text:p>
          </table:table-cell>
          <table:table-cell office:value-type="string" calcext:value-type="string">
            <text:p>fastbril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aseline</text:p>
          </table:table-cell>
          <table:table-cell office:value-type="float" office:value="2134" calcext:value-type="float">
            <text:p>2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rilirs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fastbril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-bits</text:p>
          </table:table-cell>
          <table:table-cell office:value-type="string" calcext:value-type="string">
            <text:p>baseline</text:p>
          </table:table-cell>
          <table:table-cell office:value-type="float" office:value="2135" calcext:value-type="float">
            <text:p>2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-bits</text:p>
          </table:table-cell>
          <table:table-cell office:value-type="string" calcext:value-type="string">
            <text:p>brilirs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-bits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atz</text:p>
          </table:table-cell>
          <table:table-cell office:value-type="string" calcext:value-type="string">
            <text:p>baseline</text:p>
          </table:table-cell>
          <table:table-cell office:value-type="float" office:value="2141" calcext:value-type="float">
            <text:p>2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atz</text:p>
          </table:table-cell>
          <table:table-cell office:value-type="string" calcext:value-type="string">
            <text:p>brilirs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atz</text:p>
          </table:table-cell>
          <table:table-cell office:value-type="string" calcext:value-type="string">
            <text:p>fastbril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ght-queens</text:p>
          </table:table-cell>
          <table:table-cell office:value-type="string" calcext:value-type="string">
            <text:p>baseline</text:p>
          </table:table-cell>
          <table:table-cell office:value-type="float" office:value="4329" calcext:value-type="float">
            <text:p>4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ght-queens</text:p>
          </table:table-cell>
          <table:table-cell office:value-type="string" calcext:value-type="string">
            <text:p>brilirs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ght-queens</text:p>
          </table:table-cell>
          <table:table-cell office:value-type="string" calcext:value-type="string">
            <text:p>fastbril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baseline</text:p>
          </table:table-cell>
          <table:table-cell office:value-type="float" office:value="2160" calcext:value-type="float">
            <text:p>2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brilirs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fastbril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ital-root</text:p>
          </table:table-cell>
          <table:table-cell office:value-type="string" calcext:value-type="string">
            <text:p>baseline</text:p>
          </table:table-cell>
          <table:table-cell office:value-type="float" office:value="2158" calcext:value-type="float">
            <text:p>2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ital-root</text:p>
          </table:table-cell>
          <table:table-cell office:value-type="string" calcext:value-type="string">
            <text:p>brilirs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ital-root</text:p>
          </table:table-cell>
          <table:table-cell office:value-type="string" calcext:value-type="string">
            <text:p>fastbril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ler32</text:p>
          </table:table-cell>
          <table:table-cell office:value-type="string" calcext:value-type="string">
            <text:p>baseline</text:p>
          </table:table-cell>
          <table:table-cell office:value-type="float" office:value="3501" calcext:value-type="float">
            <text:p>35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ler32</text:p>
          </table:table-cell>
          <table:table-cell office:value-type="string" calcext:value-type="string">
            <text:p>brilirs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ler32</text:p>
          </table:table-cell>
          <table:table-cell office:value-type="string" calcext:value-type="string">
            <text:p>fastbril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baseline</text:p>
          </table:table-cell>
          <table:table-cell office:value-type="float" office:value="2148" calcext:value-type="float">
            <text:p>2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brilirs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fastbril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5T15:44:21.550540507</dc:date>
    <meta:editing-duration>PT8M59S</meta:editing-duration>
    <meta:editing-cycles>1</meta:editing-cycles>
    <meta:document-statistic meta:table-count="1" meta:cell-count="697" meta:object-count="0"/>
    <meta:generator>LibreOffice/7.2.6.2$Linux_X86_64 LibreOffice_project/20$Build-2</meta:generator>
  </office:meta>
</office:document-meta>
</file>